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4df30" officeooo:paragraph-rsid="0014df30"/>
    </style:style>
    <style:style style:name="P4" style:family="paragraph" style:parent-style-name="Standard">
      <style:text-properties officeooo:rsid="00168913" officeooo:paragraph-rsid="00168913"/>
    </style:style>
    <style:style style:name="P5" style:family="paragraph" style:parent-style-name="Standard">
      <style:text-properties officeooo:rsid="0016fc51" officeooo:paragraph-rsid="0016fc51"/>
    </style:style>
    <style:style style:name="P6" style:family="paragraph" style:parent-style-name="Standard">
      <style:text-properties officeooo:rsid="0019f9d9" officeooo:paragraph-rsid="0019f9d9"/>
    </style:style>
    <style:style style:name="P7" style:family="paragraph" style:parent-style-name="Standard">
      <style:text-properties officeooo:rsid="001be606" officeooo:paragraph-rsid="001be606"/>
    </style:style>
    <style:style style:name="P8" style:family="paragraph" style:parent-style-name="Standard">
      <style:text-properties officeooo:rsid="001c2843" officeooo:paragraph-rsid="001c2843"/>
    </style:style>
    <style:style style:name="P9" style:family="paragraph" style:parent-style-name="Standard">
      <style:text-properties officeooo:rsid="001cf5b3" officeooo:paragraph-rsid="001cf5b3"/>
    </style:style>
    <style:style style:name="P10" style:family="paragraph" style:parent-style-name="Standard">
      <style:text-properties officeooo:rsid="002176e4" officeooo:paragraph-rsid="002176e4"/>
    </style:style>
    <style:style style:name="P11" style:family="paragraph" style:parent-style-name="Standard">
      <style:text-properties officeooo:rsid="002187a0" officeooo:paragraph-rsid="002187a0"/>
    </style:style>
    <style:style style:name="P12" style:family="paragraph" style:parent-style-name="Standard">
      <style:text-properties officeooo:rsid="0024b40d" officeooo:paragraph-rsid="0024b40d"/>
    </style:style>
    <style:style style:name="P13" style:family="paragraph" style:parent-style-name="Standard">
      <style:text-properties officeooo:rsid="0024b40d" officeooo:paragraph-rsid="002670c6"/>
    </style:style>
    <style:style style:name="P14" style:family="paragraph" style:parent-style-name="Standard">
      <style:text-properties officeooo:rsid="0027cea6" officeooo:paragraph-rsid="0027cea6"/>
    </style:style>
    <style:style style:name="P15" style:family="paragraph" style:parent-style-name="Standard">
      <style:text-properties officeooo:rsid="002927dd" officeooo:paragraph-rsid="002927dd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  <style:style style:name="T4" style:family="text">
      <style:text-properties officeooo:rsid="0021a742"/>
    </style:style>
    <style:style style:name="T5" style:family="text">
      <style:text-properties officeooo:rsid="00237ed7"/>
    </style:style>
    <style:style style:name="T6" style:family="text">
      <style:text-properties officeooo:rsid="00267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4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5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 <text:s text:c="2"/><text:span text:style-name="T4">or .</text:span>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6">After gem<text:span text:style-name="T5">o</text:span>r send to Github:</text:p>
      <text:p text:style-name="P6">git add *</text:p>
      <text:p text:style-name="P6">git commit -m “HZ”</text:p>
      <text:p text:style-name="P6">git push origin</text:p>
      <text:p text:style-name="P16"/>
      <text:p text:style-name="P7"/>
      <text:p text:style-name="P8">Branch</text:p>
      <text:p text:style-name="P7">Git branch</text:p>
      <text:p text:style-name="P7">echo "ver1" &gt; index.html</text:p>
      <text:p text:style-name="P7">git status</text:p>
      <text:p text:style-name="P7">git add .</text:p>
      <text:p text:style-name="P7">git commit -m "Version 1"</text:p>
      <text:p text:style-name="P7">git branch</text:p>
      <text:p text:style-name="P9">git log</text:p>
      <text:p text:style-name="P9">git branch fix_error</text:p>
      <text:p text:style-name="P9">git checkout fix_error </text:p>
      <text:p text:style-name="P9"/>
      <text:p text:style-name="P10">Delete branch</text:p>
      <text:p text:style-name="P10">git checkout master</text:p>
      <text:p text:style-name="P10">git branch -d fix_error</text:p>
      <text:p text:style-name="P10"/>
      <text:p text:style-name="P11">git branch master</text:p>
      <text:p text:style-name="P11"><text:soft-page-break/></text:p>
      <text:p text:style-name="P12"/>
      <text:p text:style-name="P11">git merge fix_error </text:p>
      <text:p text:style-name="P11"/>
      <text:p text:style-name="P11"/>
      <text:p text:style-name="P12">delete version: git reset –hard HEAD<text:span text:style-name="T6">~</text:span></text:p>
      <text:p text:style-name="P13">git reset –hard HEAD<text:span text:style-name="T6">~4</text:span></text:p>
      <text:p text:style-name="P14">git commit –amend</text:p>
      <text:p text:style-name="P14"/>
      <text:p text:style-name="P15">NB: on gitHub always make repository in browser with the same 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6:26:53.149446984</dc:date>
    <meta:editing-duration>PT3H52M2S</meta:editing-duration>
    <meta:editing-cycles>25</meta:editing-cycles>
    <meta:document-statistic meta:table-count="0" meta:image-count="0" meta:object-count="0" meta:page-count="2" meta:paragraph-count="42" meta:word-count="176" meta:character-count="1069" meta:non-whitespace-character-count="918"/>
  </office:meta>
</office:document-meta>
</file>